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402B221C64B35D0.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Docker Swarm</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 swarm is a group of machines that are running Docker and joined into a cluster. After that has happened, you continue to run the Docker commands you’re used to, but now they are executed on a cluster by a swarm manager. The machines in a swarm can be physical or virtual. After joining a swarm, they are referred to as nodes.</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 presentation:presentation-page-layout-name="AL1T19">
        <draw:frame presentation:style-name="pr1" draw:layer="layout" svg:width="25.199cm" svg:height="3.506cm" svg:x="0cm" svg:y="6.503cm" presentation:class="title">
          <draw:text-box>
            <text:p>Docker Services</text:p>
          </draw:text-box>
        </draw:frame>
        <presentation:notes draw:style-name="dp1">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Services are really just “containers in production.” A service only runs one image, but it codifies the way that image runs—what ports it should use, how many replicas of the container should run so the service has the capacity it needs, and so on. Scaling a service changes the number of container instances running that piece of software, assigning more computing resources to the service in the process.</text:p>
              </text:list-item>
            </text:list>
          </draw:text-box>
        </draw:frame>
        <presentation:notes draw:style-name="dp1">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 presentation:presentation-page-layout-name="AL1T19">
        <draw:frame presentation:style-name="pr1" draw:layer="layout" svg:width="25.199cm" svg:height="3.506cm" svg:x="0cm" svg:y="6.503cm" presentation:class="title">
          <draw:text-box>
            <text:p>Docker Stack</text:p>
          </draw:text-box>
        </draw:frame>
        <presentation:notes draw:style-name="dp1">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text:s/>A stack is a group of interrelated services that share dependencies, and can be orchestrated and scaled together. A single stack is capable of defining and coordinating the functionality of an entire application </text:p>
              </text:list-item>
            </text:list>
          </draw:text-box>
        </draw:frame>
        <presentation:notes draw:style-name="dp1">
          <draw:page-thumbnail draw:style-name="gr1" draw:layer="layout" svg:width="14.85cm" svg:height="11.14cm" svg:x="3.08cm" svg:y="2.26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402B221C64B35D0.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1T14:50:08.663000000</meta:creation-date>
    <meta:editing-duration>PT3M29S</meta:editing-duration>
    <meta:editing-cycles>2</meta:editing-cycles>
    <meta:generator>Neat_Office/6.1.3.2$Windows_x86 LibreOffice_project/</meta:generator>
    <dc:title>Blue Curve</dc:title>
    <dc:date>2019-06-11T14:53:37.123000000</dc:date>
    <meta:document-statistic meta:object-count="56"/>
  </office:meta>
</office:document-meta>
</file>